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Source Han Sans C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ink pag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unidata.ucar.edu/software/netcdf/docs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http://www.eol.ucar.edu/raf/Software/netCDF.html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opensky.ucar.edu/islandora/object/archives%3A87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data/software/nid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raf/Software/aeros_dnld.htm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ilto:mailto:raf-dm@eol.ucar.ed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drive.google.com/open?id=0B1kIUH45ca5AekJYZmlsOV9sQ28</text:p>
          </table:table-cell>
          <table:table-cell office:value-type="string" calcext:value-type="string">
            <text:p><text:a xlink:href="https://drive.google.com/open?id=0B1kIUH45ca5AblFpc3pMc0RXWnc" xlink:type="simple">https://drive.google.com/open?id=0B1kIUH45ca5AblFpc3pMc0RXWnc</text:a></text:p>
          </table:table-cell>
        </table:table-row>
        <table:table-row table:style-name="ro1">
          <table:table-cell/>
          <table:table-cell office:value-type="string" calcext:value-type="string">
            <text:p>https://opensky.ucar.edu/islandora/object/archives%3A87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ebbook.nist.go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physics.nist.gov/.cuu/.Constant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earth-info.nga.mil/GandG/publications/tr8350.2/wgs84fin.pd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www.bipm.org/en/si/si_brochure/chapter2/2-2/table3.html#no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www.eol.ucar.edu/raf/Software/TimeExamp.htm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nldr.library.ucar.edu/repository/assets/technotes/TECH-NOTE-000-000-000-064.p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opensky.ucar.edu/islandora/object/archives%3A81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instruments/inertial-navigation-system-aka-inertial-reference-un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c-migits-insgps-syst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dx.doi.org/10.5065/D60G3HJ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opensky.ucar.edu/islandora/object/archives%3A81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drive.google.com/open?id=0B1kIUH45ca5AMXpaWlIyWWxwU2M</text:p>
          </table:table-cell>
          <table:table-cell office:value-type="string" calcext:value-type="string">
            <text:p><text:a xlink:href="https://drive.google.com/open?id=0B1kIUH45ca5Ac2ZXNmpHY09IRzQ" xlink:type="simple">https://drive.google.com/open?id=0B1kIUH45ca5Ac2ZXNmpHY09IRzQ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www.eol.ucar.edu/instruments/research-global-positioning-syst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earth-info.nga.mil/GandG/publications/tr8350.2/wgs84fin.p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earth-info.nga.mil/GandG/publications/tr8350.2/tr8350_2.htm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drive.google.com/open?id=0B1kIUH45ca5AdVdRQ25BdG1GUXc</text:p>
          </table:table-cell>
          <table:table-cell office:value-type="string" calcext:value-type="string">
            <text:p><text:a xlink:href="https://drive.google.com/open?id=0B1kIUH45ca5AeTVlcTNYc3NoS2c" xlink:type="simple">https://drive.google.com/open?id=0B1kIUH45ca5AeTVlcTNYc3NoS2c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drive.google.com/open?id=0B1kIUH45ca5AdVdRQ25BdG1GUXc</text:p>
          </table:table-cell>
          <table:table-cell office:value-type="string" calcext:value-type="string">
            <text:p><text:span text:style-name="T1"><text:a xlink:href="https://drive.google.com/open?id=0B1kIUH45ca5AdVdRQ25BdG1GUXc" xlink:type="simple">https://drive.google.com/open?id=0B1kIUH45ca5AdVdRQ25BdG1GUXc</text:a></text:span></text:p>
          </table:table-cell>
        </table:table-row>
        <table:table-row table:style-name="ro1">
          <table:table-cell/>
          <table:table-cell office:value-type="string" calcext:value-type="string">
            <text:p>https://drive.google.com/open?id=1GiuYQRLrdv3lzcU9gvVbAZchvVVDRWu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drive.google.com/open?id=0B1kIUH45ca5ATkNyTlZVRm11WDA</text:p>
          </table:table-cell>
          <table:table-cell office:value-type="string" calcext:value-type="string">
            <text:p><text:a xlink:href="https://drive.google.com/open?id=0B1kIUH45ca5AR2puc2RsQ0RjcE0" xlink:type="simple">https://drive.google.com/open?id=0B1kIUH45ca5AR2puc2RsQ0RjcE0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eol.ucar.edu/system/files/PressureAltitude.p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ntrs.nasa.gov/archive/nasa/casi.ntrs.nasa.gov/19770009539_1977009539.pd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dx.doi.org/10.5065/D60G3HJ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drive.google.com/open?id=0B1kIUH45ca5AY0k0cTB6QlBEQUU</text:p>
          </table:table-cell>
          <table:table-cell office:value-type="string" calcext:value-type="string">
            <text:p>https://drive.google.com/open?id=1_aDmC6owMAT0RC72IH18gNZKvUU3ESQ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eol.ucar.edu/aircraft-instrument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opensky.ucar.edu/islandora/object/archives%3A8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drive.google.com/open?id=0B1kIUH45ca5AaW02ZUt1X2kyX2s</text:p>
          </table:table-cell>
          <table:table-cell office:value-type="string" calcext:value-type="string">
            <text:p>https://drive.google.com/open?id=0B1kIUH45ca5ATFJnT3BzUXhMdG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s://drive.google.com/open?id=0B1kIUH45ca5AaW02ZUt1X2kyX2s</text:p>
          </table:table-cell>
          <table:table-cell office:value-type="string" calcext:value-type="string">
            <text:p>https://drive.google.com/open?id=0B1kIUH45ca5ATFJnT3BzUXhMdGs</text:p>
          </table:table-cell>
        </table:table-row>
        <table:table-row table:style-name="ro1">
          <table:table-cell/>
          <table:table-cell office:value-type="string" calcext:value-type="string">
            <text:p>https://www.eol.ucar.edu/system/files/PCOR_1.pdf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s://drive.google.com/open?id=0B1kIUH45ca5AdEJXNU5oZ195bEk</text:p>
          </table:table-cell>
          <table:table-cell office:value-type="string" calcext:value-type="string">
            <text:p>https://drive.google.com/open?id=0B1kIUH45ca5AU3pfZG53X0pGZjg</text:p>
          </table:table-cell>
        </table:table-row>
        <table:table-row table:style-name="ro1">
          <table:table-cell/>
          <table:table-cell office:value-type="string" calcext:value-type="string">
            <text:p>https://opensky.ucar.edu/islandora/object/archives%3A8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atmos-meas-tech.net/7/3215/2014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s://drive.google.com/open?id=0B1kIUH45ca5ANmZ1MHVWNWJyeTg</text:p>
          </table:table-cell>
          <table:table-cell office:value-type="string" calcext:value-type="string">
            <text:p>https://drive.google.com/open?id=0B1kIUH45ca5Aa3hoOVJUQkc0UEU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s://drive.google.com/open?id=0B1kIUH45ca5AOWlIbGxVcC13SHM</text:p>
          </table:table-cell>
          <table:table-cell office:value-type="string" calcext:value-type="string">
            <text:p>https://drive.google.com/open?id=0B1kIUH45ca5ASkZJVTJrRVdPN1U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://opensky.library.ucar.edu/collections/TECH-NOTE-000-000-000-8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system/files/VaporPressureV3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s://www.eol.ucar.edu/instruments/vertical-cavity-surface-emitting-laser-vcsel-hygromete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www.eol.ucar.edu/raf/Bulletins/bulletin9.htm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s://www.eol.ucar.edu/system/files/ThetaE.pdf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s://www.eol.ucar.edu/system/files/VirtualTemperature.pdf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s://drive.google.com/open?id=0B1kIUH45ca5ATVl1MjV6Q0E0YXc</text:p>
          </table:table-cell>
          <table:table-cell office:value-type="string" calcext:value-type="string">
            <text:p>https://drive.google.com/open?id=0B1kIUH45ca5AdktybzdWQmsyT0U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s://www.eol.ucar.edu/content/raf-bulletin-no-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dx.doi.org/10.5065/D60G3HJ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s://drive.google.com/open?id=0B1kIUH45ca5AdVdRQ25BdG1GUXc</text:p>
          </table:table-cell>
          <table:table-cell office:value-type="string" calcext:value-type="string">
            <text:p>https://drive.google.com/open?id=0B1kIUH45ca5AeTVlcTNYc3NoS2c</text:p>
          </table:table-cell>
        </table:table-row>
        <table:table-row table:style-name="ro1">
          <table:table-cell/>
          <table:table-cell office:value-type="string" calcext:value-type="string">
            <text:p>https://opensky.ucar.edu/islandora/object/archives%3A81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s://opensky.ucar.edu/islandora/object/archives%3A81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dx.doi.org/10.5065/D60G3HJ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s://drive.google.com/open?id=0B1kIUH45ca5AdEJXNU5oZ195bEk</text:p>
          </table:table-cell>
          <table:table-cell office:value-type="string" calcext:value-type="string">
            <text:p>https://drive.google.com/open?id=0B1kIUH45ca5AU3pfZG53X0pGZjg</text:p>
          </table:table-cell>
        </table:table-row>
        <table:table-row table:style-name="ro1">
          <table:table-cell/>
          <table:table-cell office:value-type="string" calcext:value-type="string">
            <text:p>https://drive.google.com/open?id=0B1kIUH45ca5ASDZNakhKZTdjWVE</text:p>
          </table:table-cell>
          <table:table-cell office:value-type="string" calcext:value-type="string">
            <text:p>https://drive.google.com/open?id=0B1kIUH45ca5ATFdCY21NX0J4VU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://dx.doi.org/10.5065/D60G3HJ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://www.eol.ucar.edu/instruments/microwave-temperature-profi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instruments/ava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instruments/gnss-instrument-system-multi-static-and-occultation-sens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lto:raf-dm@eol.ucar.edu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s://opensky.ucar.edu/islandora/object/archives%3A81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instruments/king-csiro-liquid-water-sens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system/files/PLWCCrev140214.pdf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://www.eol.ucar.edu/instruments/rosemount-icing-p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opensky.ucar.edu/islandora/object/archives%3A815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www.eol.ucar.edu/raf/Bulletins/B24/fssp100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instruments/forward-scattering-spectrometer-probe-model-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ultra-high-sensitivity-aerosol-spectrome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cloud-droplet-p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forward-scattering-spectrometer-probe-model-3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raf/Bulletins/B24/pcasp100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signal-processing-package-200-passive-cavity-aerosol-spectrometer-p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raf/Bulletins/B24/260X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raf/Bulletins/B24/2dProbes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raf/Bulletins/B24/2dProbes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two-dimensional-optical-array-cloud-p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two-dimensional-optical-array-precipitation-prob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s://opensky.ucar.edu/islandora/object/archives%3A81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opensky.ucar.edu/islandora/object/archives%3A815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s://www.eol.ucar.edu/instruments/two-dimensional-optical-array-cloud-p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two-dimensional-optical-array-precipitation-p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three-view-cloud-particle-ima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small-ice-detector-version-2-hiap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holographic-detector-clou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lto:mailto:raf-dm@eol.ucar.ed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drive.google.com/open?id=0B1kIUH45ca5AOFpZUGxGVUg3VWc</text:p>
          </table:table-cell>
          <table:table-cell office:value-type="string" calcext:value-type="string">
            <text:p>https://drive.google.com/open?id=1u9y5VPE30ZQ5GJK6nlHMtzgC6yEh-maR</text:p>
          </table:table-cell>
        </table:table-row>
        <table:table-row table:style-name="ro1">
          <table:table-cell/>
          <table:table-cell office:value-type="string" calcext:value-type="string">
            <text:p>https://www.eol.ucar.edu/software/process2d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s://www.eol.ucar.edu/software/xpms2d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s://www.eol.ucar.edu/instruments/aero-laser-vuv-resonance-fluorescence-carbon-monoxide-instru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picarro-instrument-airborne-measurement-co2-and-ch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s://www.eol.ucar.edu/instruments/nitric-oxide-chemiluminescence-ozone-instrument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s://www.eol.ucar.edu/instruments/thermo-environmental-instruments-model-49-ozone-analyzer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s://www.eol.ucar.edu/instruments/no-no2-instru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nitric-oxide-chemiluminescence-ozone-instrument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eol.ucar.edu/instruments/advanced-whole-air-samp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instruments/georgia-tech-chemical-ionization-mass-spectrome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instruments/quantum-cascade-laser-spectrome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instruments/trace-organic-gas-analyz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lto:mailto:raf-dm@eol.ucar.edu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://www.eol.ucar.edu/instruments/condensation-nucleus-counter-water-or-butanol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s://www.eol.ucar.edu/instruments/ultra-high-sensitivity-aerosol-spectrome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ol.ucar.edu/instruments/passive-cavity-aerosol-spectrometer-probe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s://www.eol.ucar.edu/instruments/time-flight-aerosol-mass-spectrome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scanning-mobility-particle-spectrome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instruments/giant-nuclei-impactor 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s://opensky.ucar.edu/islandora/object/archives%3A81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nldr.library.ucar.edu/repository/assets/technotes/TECH-NOTE-000-000-000-175.p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journals.ametsoc.org/doi/pdf/10.1175/1520-0450%281977%29016%3C0190%3APFIPP%3E2.0.CO%3B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eol.ucar.edu/aircraft-instrumentation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://www.eol.ucar.edu/instruments/hiaper-airborne-radiation-pack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lto:raf-dm@eol.ucar.edu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://nldr.library.ucar.edu/repository/assets/technotes/TECH-NOTE-000-000-000-175.p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srl.noaa.gov/gmd/grad/solcalc/calcdetails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srl.noaa.gov/gmd/grad/solcalc/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://journals.ametsoc.org/doi/pdf/10.1175/1520-0450%281977%29016%3C0190%3APFIPP%3E2.0.CO%3B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://www.eol.ucar.edu/raf/Bulletins/bulletin25.html</text:p>
          </table:table-cell>
          <table:table-cell office:value-type="string" calcext:value-type="string">
            <text:p>https://opensky.ucar.edu/islandora/object/archives%3A69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://www.eol.ucar.edu/raf/Bulletins/bulletin24.htm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 Cooper</meta:initial-creator>
    <meta:creation-date>2019-02-16T08:20:59.465722256</meta:creation-date>
    <dc:date>2019-02-16T23:04:21.982083538</dc:date>
    <dc:creator>Al Cooper</dc:creator>
    <meta:editing-duration>PT6H56M49S</meta:editing-duration>
    <meta:editing-cycles>2</meta:editing-cycles>
    <meta:generator>LibreOffice/6.1.4.2$Linux_X86_64 LibreOffice_project/10$Build-2</meta:generator>
    <meta:document-statistic meta:table-count="1" meta:cell-count="191" meta:object-count="0"/>
  </office:meta>
</office:document-meta>
</file>